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georgia" svg:font-family="georgia, times, 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style:line-height-at-least="0.2291in" fo:orphans="2" fo:widows="2" fo:text-indent="0in" style:auto-text-indent="false"/>
      <style:text-properties fo:font-variant="normal" fo:text-transform="none" fo:color="#000000" style:font-name="georgia" fo:font-size="10.5pt" fo:letter-spacing="normal" fo:font-style="normal" fo:font-weight="normal"/>
    </style:style>
    <style:style style:name="P2" style:family="paragraph" style:parent-style-name="Text_20_body">
      <style:paragraph-properties fo:margin-left="0in" fo:margin-right="0in" style:line-height-at-least="0.2291in" fo:orphans="2" fo:widows="2" fo:text-indent="0in" style:auto-text-indent="false"/>
      <style:text-properties fo:font-variant="normal" fo:text-transform="none" fo:color="#000000" fo:letter-spacing="normal"/>
    </style:style>
    <style:style style:name="P3" style:family="paragraph" style:parent-style-name="Text_20_body">
      <style:paragraph-properties fo:margin-left="0in" fo:margin-right="0in" style:line-height-at-least="0.2291in" fo:orphans="2" fo:widows="2" fo:text-indent="0in" style:auto-text-indent="false"/>
    </style:style>
    <style:style style:name="T1" style:family="text">
      <style:text-properties fo:font-variant="normal" fo:text-transform="none" fo:color="#000000" style:font-name="georgia" fo:font-size="10.5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ün emacs ile alakalı bir video seyrettim. Üst tarafta kod alt tarafta konsol üstte yazdıkları lisp komutlarını altta hemen test ediyorlardı. Ondan sonra emacs'e heves ettim biraz uğraştım, tutorialına baktım ama galiba emacs öğrenmek için biraz yaşlıyım. Şu ana kadar hep vim çıktı önüme, komutlarına da biraz aşınayım, bu tür birşeyi vim'de naıl yaparım diye araştırdım. Ama anladığım kadarıyla vimciler bu tür vim'in içeresine konsol açma olayına biraz karşılar. Birtakım pluginler var ama onların hakkındaki yorunmlar pek hoşuma gitmedi. Ben de "screen" denen programla buna benzer birşey yapabileceğimi öğrendim. Screen ile konsol ekranınızı istediğiniz kadar parçaya bölebiliyorsunuz. Örneğin(önce screen komutunu çalıştırın) :</text:p>
      <text:p text:style-name="P3"><text:span text:style-name="Strong_20_Emphasis"><text:span text:style-name="T1">CTRL-a S</text:span></text:span></text:p>
      <text:p text:style-name="P1">komutu ile ekranı yatay olarak ortadan 2'ye bölebliyorsunuz. Bundan sonra birinden diğerine geçmek için</text:p>
      <text:p text:style-name="P3"><text:span text:style-name="Strong_20_Emphasis"><text:span text:style-name="T1">CTRL-a TAB</text:span></text:span></text:p>
      <text:p text:style-name="P1">Geçtiğiniz kısımda eğer açık shell yoksa, yaratmak için :</text:p>
      <text:p text:style-name="P3"><text:span text:style-name="Strong_20_Emphasis"><text:span text:style-name="T1">CTRL-a c</text:span></text:span></text:p>
      <text:p text:style-name="P3"/>
      <text:p text:style-name="P1">Konsolun ortadan 2'ye ayrılması vim ile geliştirme yapacaksanız pek bir işe yaramıyor. Konsolun daha küçük olması daha mantıklı, çünkü zamanın çoğunda vim'i kullanacaksınız zaten. Bunun için daha küçük olmasını istediğiniz kısma giderek :</text:p>
      <text:p text:style-name="P3"/>
      <text:p text:style-name="P3"><text:span text:style-name="Strong_20_Emphasis"><text:span text:style-name="T1">CTRL-a :resize 10</text:span></text:span></text:p>
      <text:p text:style-name="P3"/>
      <text:p text:style-name="P1">Benim sistemde 10 yeterli oldu, oraya herhangi bir sayı da gelebilir. Son hali şu şekilde oldu :</text:p>
      <text:p text:style-name="P3"/>
      <text:p text:style-name="P2"><draw:a xlink:type="simple" xlink:href="http://www.makkalot.com/wp-content/uploads/2012/04/Screenshot.png"><draw:frame draw:style-name="fr1" draw:name="graphics1" text:anchor-type="as-char" svg:width="3.1528in" svg:height="1.778in" draw:z-index="0"><draw:image xlink:href="http://www.makkalot.com/wp-content/uploads/2012/04/Screenshot-300x168.png" xlink:type="simple" xlink:show="embed" xlink:actuate="onLoad"/><svg:title>vim konsol</svg:title></draw:frame></draw:a></text:p>
      <text:p text:style-name="P3"/>
      <text:p text:style-name="P3"><text:span text:style-name="T1">Ayrıca yazının başında da söylediğim gibi vim'den konsola satırları seçip konsola göndermenin yolunu da buldum. Yine screen programı ve bir vim plugini ile bunu yapabiliyorsunuz. Nasıl yapıldığını anlatan yazı şurada : </text:span><text:a xlink:type="simple" xlink:href="http://technotales.wordpress.com/2007/10/03/like-slime-for-vim/" office:target-frame-name="_blank" xlink:show="new">Link</text:a></text:p>
      <text:p text:style-name="P1">Emacs öğrenmekten şimdilik kurtuldum bakalım ilerde ne olacak ...</text:p>
      <text:p text:style-name="P3"><text:soft-pag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georgia" svg:font-family="georgia, times, 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kkalot </meta:initial-creator>
    <meta:creation-date>2012-04-13T01:37:30</meta:creation-date>
    <meta:document-statistic meta:table-count="0" meta:image-count="1" meta:object-count="0" meta:page-count="2" meta:paragraph-count="13" meta:word-count="225" meta:character-count="1560"/>
    <dc:date>2012-04-13T01:38:06</dc:date>
    <dc:creator>makkalot </dc:creator>
    <meta:editing-duration>PT36S</meta:editing-duration>
    <meta:editing-cycles>1</meta:editing-cycles>
    <meta:generator>LibreOffice/3.3$Linux LibreOffice_project/330m19$Build-401</meta:generator>
  </office:meta>
</office:document-meta>
</file>